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a43b8" officeooo:paragraph-rsid="002a43b8"/>
    </style:style>
    <style:style style:name="P2" style:family="paragraph" style:parent-style-name="Standard">
      <style:text-properties officeooo:rsid="002bb27e" officeooo:paragraph-rsid="002bb27e"/>
    </style:style>
    <style:style style:name="P3" style:family="paragraph" style:parent-style-name="Standard">
      <style:text-properties officeooo:rsid="002cb577" officeooo:paragraph-rsid="002bb27e"/>
    </style:style>
    <style:style style:name="P4" style:family="paragraph" style:parent-style-name="Standard">
      <style:text-properties officeooo:rsid="002f844f" officeooo:paragraph-rsid="002f844f"/>
    </style:style>
    <style:style style:name="T1" style:family="text">
      <style:text-properties officeooo:rsid="002d9718"/>
    </style:style>
    <style:style style:name="T2" style:family="text">
      <style:text-properties officeooo:rsid="002f84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rching and finding part 2</text:p>
      <text:p text:style-name="P1"/>
      <text:p text:style-name="P2">Welcome back, in this video we are continuing with our coverage of searching and finding. </text:p>
      <text:p text:style-name="P2"/>
      <text:p text:style-name="P2">The next algorithms we will look at are the search functions provided by the STL. The search functions are used to find sequences within other sequences. For example, if you have a bunch of text, you mgiht want to find your name. Doing so with find would require you to match each letter in order, and would be very inefficient. Search provides a much better interface for this.</text:p>
      <text:p text:style-name="P2"/>
      <text:p text:style-name="P2">Here we have the std::search signatures notice that the second function allows you to specify a binary predicate, and the third takes in a searcher object.</text:p>
      <text:p text:style-name="P3"/>
      <text:p text:style-name="P2">The first std::search just does a standard sequence matching search. The second std::search will do a sequence match with a binary predicate. The predicate <text:span text:style-name="T1">takes in the two elements being checked</text:span> and returns true if the two elements should be considered equal. The third std::search takes in a searcher object, and provides specialized searching algorithms for strings. <text:span text:style-name="T2">Lets take a look how to use search with an example.</text:span></text:p>
      <text:p text:style-name="P2"/>
      <text:p text:style-name="P4">&lt;search.cpp and boyer searcher.cpp&gt;</text:p>
      <text:p text:style-name="P4"/>
      <text:p text:style-name="P4">In the next video, we will continue searching and finding in part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23:55.652530357</meta:creation-date>
    <dc:date>2019-03-04T15:40:44.024710167</dc:date>
    <meta:editing-duration>P2DT13H10M24S</meta:editing-duration>
    <meta:editing-cycles>15</meta:editing-cycles>
    <meta:generator>LibreOffice/6.0.7.3$Linux_X86_64 LibreOffice_project/00m0$Build-3</meta:generator>
    <meta:document-statistic meta:table-count="0" meta:image-count="0" meta:object-count="0" meta:page-count="1" meta:paragraph-count="7" meta:word-count="199" meta:character-count="1175" meta:non-whitespace-character-count="982"/>
  </office:meta>
</office:document-meta>
</file>